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440000004C14C3A48DBEC8A41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beceraTablaPequeña">
      <style:text-properties fo:language="en" fo:country="GB"/>
    </style:style>
    <style:style style:name="P2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2ffe5c7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Titulo2">
      <style:text-properties fo:language="en" fo:country="GB" officeooo:paragraph-rsid="02fc45f8"/>
    </style:style>
    <style:style style:name="P5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rsid="030371ee" officeooo:paragraph-rsid="030371ee" fo:hyphenate="false" fo:hyphenation-remain-char-count="2" fo:hyphenation-push-char-count="2"/>
    </style:style>
    <style:style style:name="P6" style:family="paragraph" style:parent-style-name="Titulo2">
      <style:text-properties fo:language="en" fo:country="GB" officeooo:rsid="0309a818" officeooo:paragraph-rsid="0309a818"/>
    </style:style>
    <style:style style:name="P7" style:family="paragraph" style:parent-style-name="Código_20_Ejemplo_20_o_20_una_20_Línea">
      <style:text-properties fo:language="en" fo:country="GB" officeooo:rsid="030d5444" officeooo:paragraph-rsid="030d5444"/>
    </style:style>
    <style:style style:name="P8" style:family="paragraph" style:parent-style-name="Codigo_20_Cuadro_20_Flotante">
      <style:text-properties officeooo:rsid="03143b5d" officeooo:paragraph-rsid="03143b5d"/>
    </style:style>
    <style:style style:name="P9" style:family="paragraph" style:parent-style-name="Código">
      <style:text-properties fo:language="en" fo:country="GB" officeooo:paragraph-rsid="030a4a4a"/>
    </style:style>
    <style:style style:name="P10" style:family="paragraph" style:parent-style-name="Código">
      <style:paragraph-properties fo:text-align="start" style:justify-single-word="false" fo:orphans="2" fo:widows="2" fo:hyphenation-ladder-count="no-limit" style:text-autospace="none"/>
      <style:text-properties fo:language="en" fo:country="GB" officeooo:rsid="02f95b17" officeooo:paragraph-rsid="03164168" fo:hyphenate="false" fo:hyphenation-remain-char-count="2" fo:hyphenation-push-char-count="2"/>
    </style:style>
    <style:style style:name="P11" style:family="paragraph" style:parent-style-name="Código">
      <style:text-properties fo:language="en" fo:country="GB" officeooo:paragraph-rsid="031c7bba"/>
    </style:style>
    <style:style style:name="P12" style:family="paragraph" style:parent-style-name="Código">
      <style:text-properties fo:language="en" fo:country="GB" officeooo:rsid="031c7bba" officeooo:paragraph-rsid="031c7bba"/>
    </style:style>
    <style:style style:name="P13" style:family="paragraph" style:parent-style-name="Código">
      <style:text-properties officeooo:paragraph-rsid="030a4a4a"/>
    </style:style>
    <style:style style:name="P14" style:family="paragraph" style:parent-style-name="Código">
      <style:text-properties fo:color="#ffffff" fo:language="en" fo:country="GB" officeooo:rsid="031c7bba" officeooo:paragraph-rsid="031c7bba" fo:background-color="#803f00"/>
    </style:style>
    <style:style style:name="P15" style:family="paragraph" style:parent-style-name="Enumearación">
      <style:paragraph-properties fo:text-align="start" style:justify-single-word="false" fo:orphans="2" fo:widows="2" fo:hyphenation-ladder-count="no-limit" style:text-autospace="none"/>
      <style:text-properties fo:language="en" fo:country="GB" officeooo:rsid="03067571" officeooo:paragraph-rsid="03044e6a" fo:hyphenate="false" fo:hyphenation-remain-char-count="2" fo:hyphenation-push-char-count="2"/>
    </style:style>
    <style:style style:name="P16" style:family="paragraph" style:parent-style-name="Enumearación">
      <style:paragraph-properties fo:text-align="start" style:justify-single-word="false" fo:orphans="2" fo:widows="2" fo:hyphenation-ladder-count="no-limit" style:text-autospace="none"/>
      <style:text-properties fo:language="en" fo:country="GB" officeooo:rsid="0318f256" officeooo:paragraph-rsid="03143b5d" fo:hyphenate="false" fo:hyphenation-remain-char-count="2" fo:hyphenation-push-char-count="2"/>
    </style:style>
    <style:style style:name="P17" style:family="paragraph" style:parent-style-name="Enumearación">
      <style:paragraph-properties fo:text-align="start" style:justify-single-word="false" fo:orphans="2" fo:widows="2" fo:hyphenation-ladder-count="no-limit" style:text-autospace="none"/>
      <style:text-properties fo:language="en" fo:country="GB" officeooo:rsid="0320fcf8" officeooo:paragraph-rsid="0320fcf8" fo:hyphenate="false" fo:hyphenation-remain-char-count="2" fo:hyphenation-push-char-count="2"/>
    </style:style>
    <style:style style:name="P18" style:family="paragraph" style:parent-style-name="Enumeración_20_pequeña" style:list-style-name="L2">
      <style:text-properties fo:language="en" fo:country="GB" officeooo:rsid="030f4783" officeooo:paragraph-rsid="030f4783"/>
    </style:style>
    <style:style style:name="P19" style:family="paragraph" style:parent-style-name="Enumeración_20_pequeña" style:list-style-name="L2">
      <style:text-properties fo:language="en" fo:country="GB" officeooo:rsid="031b4ed2" officeooo:paragraph-rsid="031b4ed2"/>
    </style:style>
    <style:style style:name="P20" style:family="paragraph" style:parent-style-name="Sección">
      <style:text-properties fo:font-size="59pt" fo:language="en" fo:country="GB" officeooo:rsid="02f74ed0" officeooo:paragraph-rsid="02ffe5c7" style:font-size-asian="59pt" style:font-size-complex="59pt"/>
    </style:style>
    <style:style style:name="P21" style:family="paragraph" style:parent-style-name="Titulo2" style:list-style-name="L1">
      <style:text-properties fo:color="#993300" fo:font-size="16pt" fo:language="en" fo:country="GB" fo:font-weight="bold" officeooo:rsid="005da4f5" officeooo:paragraph-rsid="02550a45" style:font-name-asian="Lucida Console" style:font-size-asian="16pt" style:font-weight-asian="bold" style:font-size-complex="16pt"/>
    </style:style>
    <style:style style:name="P22" style:family="paragraph" style:parent-style-name="Enumearación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officeooo:rsid="030371ee" officeooo:paragraph-rsid="030371ee" fo:hyphenate="false" fo:hyphenation-remain-char-count="2" fo:hyphenation-push-char-count="2"/>
    </style:style>
    <style:style style:name="P23" style:family="paragraph" style:parent-style-name="Enumearación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officeooo:rsid="03044e6a" officeooo:paragraph-rsid="03044e6a" fo:hyphenate="false" fo:hyphenation-remain-char-count="2" fo:hyphenation-push-char-count="2"/>
    </style:style>
    <style:style style:name="P24" style:family="paragraph" style:parent-style-name="Enumearación" style:list-style-name="L2">
      <style:text-properties fo:language="en" fo:country="GB" officeooo:rsid="0309a818" officeooo:paragraph-rsid="0309a818"/>
    </style:style>
    <style:style style:name="P25" style:family="paragraph" style:parent-style-name="Enumearación" style:list-style-name="L2">
      <style:text-properties fo:language="en" fo:country="GB" officeooo:rsid="0309ddcf" officeooo:paragraph-rsid="0309ddcf"/>
    </style:style>
    <style:style style:name="P26" style:family="paragraph" style:parent-style-name="Enumearación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officeooo:rsid="03143b5d" officeooo:paragraph-rsid="03143b5d" fo:hyphenate="false" fo:hyphenation-remain-char-count="2" fo:hyphenation-push-char-count="2"/>
    </style:style>
    <style:style style:name="P27" style:family="paragraph" style:parent-style-name="Enumearación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officeooo:rsid="02f95b17" officeooo:paragraph-rsid="03143b5d" fo:hyphenate="false" fo:hyphenation-remain-char-count="2" fo:hyphenation-push-char-count="2"/>
    </style:style>
    <style:style style:name="P28" style:family="paragraph" style:parent-style-name="Enumearación" style:list-style-name="L3">
      <style:paragraph-properties fo:text-align="start" style:justify-single-word="false" fo:orphans="2" fo:widows="2" fo:hyphenation-ladder-count="no-limit" style:text-autospace="none"/>
      <style:text-properties fo:language="en" fo:country="GB" officeooo:rsid="02f95b17" officeooo:paragraph-rsid="03143b5d" fo:hyphenate="false" fo:hyphenation-remain-char-count="2" fo:hyphenation-push-char-count="2"/>
    </style:style>
    <style:style style:name="P29" style:family="paragraph" style:parent-style-name="Enumearación" style:list-style-name="L2">
      <style:text-properties fo:language="en" fo:country="GB" officeooo:rsid="02f95b17" officeooo:paragraph-rsid="031b4ed2"/>
    </style:style>
    <style:style style:name="P30" style:family="paragraph" style:parent-style-name="Enumearación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officeooo:rsid="03164168" officeooo:paragraph-rsid="03164168" fo:hyphenate="false" fo:hyphenation-remain-char-count="2" fo:hyphenation-push-char-count="2"/>
    </style:style>
    <style:style style:name="P31" style:family="paragraph" style:parent-style-name="Enumearación" style:list-style-name="L3">
      <style:text-properties fo:language="en" fo:country="GB" officeooo:paragraph-rsid="031c4aa1"/>
    </style:style>
    <style:style style:name="P32" style:family="paragraph" style:parent-style-name="Enumearación" style:list-style-name="L2">
      <style:text-properties fo:language="en" fo:country="GB" officeooo:rsid="031c7bba" officeooo:paragraph-rsid="031c7bba"/>
    </style:style>
    <style:style style:name="P33" style:family="paragraph" style:parent-style-name="Enumearación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officeooo:rsid="031f9e8c" officeooo:paragraph-rsid="031f9e8c" fo:hyphenate="false" fo:hyphenation-remain-char-count="2" fo:hyphenation-push-char-count="2"/>
    </style:style>
    <style:style style:name="P34" style:family="paragraph" style:parent-style-name="Enumearación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officeooo:rsid="031f9e8c" officeooo:paragraph-rsid="0320fcf8" fo:hyphenate="false" fo:hyphenation-remain-char-count="2" fo:hyphenation-push-char-count="2"/>
    </style:style>
    <style:style style:name="P35" style:family="paragraph" style:parent-style-name="Enumearación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officeooo:rsid="0320fcf8" officeooo:paragraph-rsid="0320fcf8" fo:hyphenate="false" fo:hyphenation-remain-char-count="2" fo:hyphenation-push-char-count="2"/>
    </style:style>
    <style:style style:name="P36" style:family="paragraph" style:parent-style-name="Enumearación" style:list-style-name="WW8Num2">
      <style:paragraph-properties fo:text-align="start" style:justify-single-word="false" fo:orphans="2" fo:widows="2" fo:hyphenation-ladder-count="no-limit" style:text-autospace="none"/>
      <style:text-properties fo:language="en" fo:country="GB" officeooo:rsid="0320fcf8" officeooo:paragraph-rsid="03297214" fo:hyphenate="false" fo:hyphenation-remain-char-count="2" fo:hyphenation-push-char-count="2"/>
    </style:style>
    <style:style style:name="P37" style:family="paragraph" style:parent-style-name="Enumearación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officeooo:rsid="03223134" officeooo:paragraph-rsid="03223134" fo:hyphenate="false" fo:hyphenation-remain-char-count="2" fo:hyphenation-push-char-count="2"/>
    </style:style>
    <style:style style:name="P38" style:family="paragraph" style:parent-style-name="Enumearación" style:list-style-name="L2">
      <style:text-properties fo:language="en" fo:country="GB" officeooo:rsid="031dbe68" officeooo:paragraph-rsid="031dbe68"/>
    </style:style>
    <style:style style:name="P39" style:family="paragraph" style:parent-style-name="Enumearación" style:list-style-name="L2">
      <style:text-properties fo:language="en" fo:country="GB" officeooo:rsid="031dc3ae" officeooo:paragraph-rsid="031dc3ae"/>
    </style:style>
    <style:style style:name="P40" style:family="paragraph" style:parent-style-name="Enumearación" style:list-style-name="L2">
      <style:text-properties fo:color="#000000" fo:language="en" fo:country="GB" officeooo:rsid="031c7bba" officeooo:paragraph-rsid="031c7bba"/>
    </style:style>
    <style:style style:name="P41" style:family="paragraph" style:parent-style-name="Enumearación" style:list-style-name="L2">
      <style:paragraph-properties fo:text-align="start" style:justify-single-word="false" fo:orphans="2" fo:widows="2" fo:hyphenation-ladder-count="no-limit" style:text-autospace="none"/>
      <style:text-properties fo:color="#000000" fo:language="en" fo:country="GB" officeooo:rsid="03223134" officeooo:paragraph-rsid="03223134" fo:hyphenate="false" fo:hyphenation-remain-char-count="2" fo:hyphenation-push-char-count="2"/>
    </style:style>
    <style:style style:name="P42" style:family="paragraph" style:parent-style-name="Código" style:list-style-name="L2">
      <style:text-properties fo:language="en" fo:country="GB" officeooo:rsid="02f95b17" officeooo:paragraph-rsid="031b4ed2"/>
    </style:style>
    <style:style style:name="P43" style:family="paragraph" style:parent-style-name="Enumeración_20_resaltada" style:list-style-name="L2">
      <style:text-properties fo:language="en" fo:country="GB" officeooo:rsid="031b4ed2" officeooo:paragraph-rsid="031b4ed2"/>
    </style:style>
    <style:style style:name="P44" style:family="paragraph" style:parent-style-name="Enumeración_20_Contraste">
      <style:text-properties fo:language="en" fo:country="GB" officeooo:rsid="030c2643" officeooo:paragraph-rsid="030c2643"/>
    </style:style>
    <style:style style:name="P45" style:family="paragraph" style:parent-style-name="Enumeración_20_Contraste">
      <style:paragraph-properties fo:text-align="start" style:justify-single-word="false" fo:orphans="2" fo:widows="2" fo:hyphenation-ladder-count="no-limit" style:text-autospace="none"/>
      <style:text-properties fo:language="en" fo:country="GB" officeooo:rsid="02f95b17" officeooo:paragraph-rsid="03289cf1" fo:hyphenate="false" fo:hyphenation-remain-char-count="2" fo:hyphenation-push-char-count="2"/>
    </style:style>
    <style:style style:name="P46" style:family="paragraph" style:parent-style-name="Titulo1">
      <style:text-properties fo:language="en" fo:country="GB" officeooo:rsid="02412e0d" officeooo:paragraph-rsid="02412e0d"/>
    </style:style>
    <style:style style:name="P47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30371ee" officeooo:paragraph-rsid="030371ee" fo:hyphenate="false" fo:hyphenation-remain-char-count="2" fo:hyphenation-push-char-count="2"/>
    </style:style>
    <style:style style:name="P48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305ff35" officeooo:paragraph-rsid="0305ff35" fo:hyphenate="false" fo:hyphenation-remain-char-count="2" fo:hyphenation-push-char-count="2"/>
    </style:style>
    <style:style style:name="P49" style:family="paragraph" style:parent-style-name="Titulo1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305ff35" officeooo:paragraph-rsid="030ed430" fo:hyphenate="false" fo:hyphenation-remain-char-count="2" fo:hyphenation-push-char-count="2"/>
    </style:style>
    <style:style style:name="P50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2f7f9b1" officeooo:paragraph-rsid="0305fb2c" fo:hyphenate="false" fo:hyphenation-remain-char-count="2" fo:hyphenation-push-char-count="2"/>
    </style:style>
    <style:style style:name="P51" style:family="paragraph" style:parent-style-name="Titulo1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2f7f9b1" officeooo:paragraph-rsid="031ad445" fo:hyphenate="false" fo:hyphenation-remain-char-count="2" fo:hyphenation-push-char-count="2"/>
    </style:style>
    <style:style style:name="T1" style:family="text">
      <style:text-properties fo:color="#000000"/>
    </style:style>
    <style:style style:name="T2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T3" style:family="text">
      <style:text-properties fo:color="#000000" officeooo:rsid="02fb1303"/>
    </style:style>
    <style:style style:name="T4" style:family="text">
      <style:text-properties fo:color="#000000" officeooo:rsid="03214ceb"/>
    </style:style>
    <style:style style:name="T5" style:family="text">
      <style:text-properties officeooo:rsid="02f74ed0"/>
    </style:style>
    <style:style style:name="T6" style:family="text">
      <style:text-properties fo:language="en" fo:country="GB"/>
    </style:style>
    <style:style style:name="T7" style:family="text">
      <style:text-properties officeooo:rsid="02fb1303"/>
    </style:style>
    <style:style style:name="T8" style:family="text">
      <style:text-properties officeooo:rsid="02ffe5c7"/>
    </style:style>
    <style:style style:name="T9" style:family="text">
      <style:text-properties officeooo:rsid="03044e6a"/>
    </style:style>
    <style:style style:name="T10" style:family="text">
      <style:text-properties officeooo:rsid="0309ddcf"/>
    </style:style>
    <style:style style:name="T11" style:family="text">
      <style:text-properties officeooo:rsid="030ed430"/>
    </style:style>
    <style:style style:name="T12" style:family="text">
      <style:text-properties officeooo:rsid="03143b5d"/>
    </style:style>
    <style:style style:name="T13" style:family="text">
      <style:text-properties officeooo:rsid="031b4ed2"/>
    </style:style>
    <style:style style:name="T14" style:family="text">
      <style:text-properties officeooo:rsid="031c4aa1"/>
    </style:style>
    <style:style style:name="T15" style:family="text">
      <style:text-properties fo:color="#803f00"/>
    </style:style>
    <style:style style:name="T16" style:family="text">
      <style:text-properties fo:color="#803f00" officeooo:rsid="03214ceb"/>
    </style:style>
    <style:style style:name="T17" style:family="text">
      <style:text-properties fo:background-color="#803f00" loext:char-shading-value="0"/>
    </style:style>
    <style:style style:name="T18" style:family="text">
      <style:text-properties fo:color="#ffffff" fo:background-color="#803f00" loext:char-shading-value="0"/>
    </style:style>
    <style:style style:name="T19" style:family="text">
      <style:text-properties officeooo:rsid="03214ceb"/>
    </style:style>
    <style:style style:name="T20" style:family="text">
      <style:text-properties officeooo:rsid="0324eb9c"/>
    </style:style>
    <style:style style:name="T21" style:family="text">
      <style:text-properties officeooo:rsid="03289cf1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/>
      <text:h text:style-name="P20" text:outline-level="1">Internatio<text:span text:style-name="T8">n</text:span>alization</text:h>
      <text:h text:style-name="P20" text:outline-level="1"><text:s/>and</text:h>
      <text:h text:style-name="P20" text:outline-level="1"><text:s/>Localization</text:h>
      <text:list xml:id="list4107762170" text:style-name="L1">
        <text:list-item>
          <text:list>
            <text:list-header>
              <text:p text:style-name="P21"><text:line-break/></text:p>
            </text:list-header>
          </text:list>
        </text:list-item>
      </text:list>
      <text:h text:style-name="P47" text:outline-level="1">What is Internationalization and localization?</text:h>
      <text:p text:style-name="P5">Internationalization <text:span text:style-name="T9">(i18n)</text:span></text:p>
      <text:list xml:id="list2234833056" text:style-name="L2">
        <text:list-item>
          <text:p text:style-name="P22">Design software so it can be adapted to languajes without engineering changes</text:p>
        </text:list-item>
      </text:list>
      <text:p text:style-name="P5">Localization<text:span text:style-name="T9">(l10n)</text:span></text:p>
      <text:list xml:id="list225254074611957" text:continue-numbering="true" text:style-name="L2">
        <text:list-item>
          <text:p text:style-name="P23">Adapt internationalized software to specific region or languaje</text:p>
        </text:list-item>
      </text:list>
      <text:p text:style-name="P15"/>
      <text:h text:style-name="P48" text:outline-level="1">Creation of properties files <text:span text:style-name="T11">and Bundle</text:span></text:h>
      <text:p text:style-name="P6">I18nBundle.<text:span text:style-name="T10">class</text:span></text:p>
      <text:list xml:id="list225255056356019" text:continue-numbering="true" text:style-name="L2">
        <text:list-item>
          <text:p text:style-name="P24">Used to store and fetch strings in different languajes.</text:p>
        </text:list-item>
        <text:list-item>
          <text:p text:style-name="P25">Languaje code (ISO 639-1), country code (ISO 3166-1) and variant of locale</text:p>
        </text:list-item>
      </text:list>
      <text:p text:style-name="P13">MyBundle.properties</text:p>
      <text:p text:style-name="P13">MyBundle_de.properties</text:p>
      <text:p text:style-name="P13">MyBundle_en_GB.properties</text:p>
      <text:p text:style-name="P13">MyBundle_fr_CA_VAR1.properties</text:p>
      <text:p text:style-name="P9"/>
      <text:p text:style-name="P4"/>
      <text:list xml:id="list4153076791" text:style-name="WW8Num2">
        <text:list-item>
          <text:p text:style-name="P44">How to use it</text:p>
        </text:list-item>
      </text:list>
      <text:p text:style-name="P7">I18Bundle bundle = I18Bundle.createBundle(Gdx.files.</text:p>
      <text:p text:style-name="P7"><text:s text:c="2"/>internal(“mybundles/bundle”))</text:p>
      <text:p text:style-name="P7"/>
      <text:p text:style-name="P7">TextButton play = newButton(bundle.get(“play”));</text:p>
      <text:list xml:id="list225253345545014" text:continue-list="list225255056356019" text:style-name="L2">
        <text:list-item>
          <text:p text:style-name="P18">If a property file for the specified Locale does not exist createBundle will search for the closest match.</text:p>
        </text:list-item>
      </text:list>
      <text:h text:style-name="P49" text:outline-level="1">Fetching Localized Strings</text:h>
      <text:list xml:id="list225253110666846" text:continue-numbering="true" text:style-name="L2">
        <text:list-item>
          <text:p text:style-name="P26"><draw:frame draw:style-name="fr2" draw:name="Marco1" text:anchor-type="paragraph" svg:x="12.864cm" svg:y="-0.018cm" svg:width="12.996cm" draw:z-index="16"><draw:text-box fo:min-height="1.432cm"><text:p text:style-name="P8">Textbutton play = bundle.get(“play”)</text:p></draw:text-box></draw:frame>Retrieve data from bundle with get().</text:p>
          <text:list>
            <text:list-header>
              <text:p text:style-name="P27"/>
            </text:list-header>
          </text:list>
        </text:list-item>
        <text:list-item>
          <text:p text:style-name="P26">Retrieve data using Format</text:p>
          <text:list>
            <text:list-item>
              <text:p text:style-name="P30">Translated strings containing parameters</text:p>
            </text:list-item>
          </text:list>
        </text:list-item>
      </text:list>
      <text:p text:style-name="P10">String mission = myBundle.format("newMission", player.getName(), nextLevel.getName());</text:p>
      <text:p text:style-name="P16"/>
      <text:list xml:id="list1608750991" text:style-name="L3">
        <text:list-item>
          <text:p text:style-name="P28"><text:span text:style-name="T7">If no string for the given key <text:s/>can be found by the </text:span><text:span text:style-name="Resaltado"><text:span text:style-name="T12">Get </text:span></text:span><text:span text:style-name="T7"><text:s/>or </text:span><text:span text:style-name="Resaltado"><text:span text:style-name="T12"><text:s/>Format </text:span></text:span><text:span text:style-name="T7"><text:s/>method </text:span><text:span text:style-name="Sin_20_resaltar"><text:span text:style-name="T7">MissingResourceException </text:span></text:span><text:span text:style-name="Sin_20_resaltar"><text:span text:style-name="T3">will be thrown.</text:span></text:span></text:p>
        </text:list-item>
      </text:list>
      <text:h text:style-name="P49" text:outline-level="1">Message Format</text:h>
      <text:list xml:id="list225254038452343" text:continue-list="list225253110666846" text:style-name="L2">
        <text:list-item>
          <text:p text:style-name="P29">Format string using java.text.MessageFormat Api.</text:p>
          <text:list>
            <text:list-item>
              <text:p text:style-name="P29"><text:span text:style-name="T13">P</text:span>attern can contain zero or more formats of the form {index, type, style} where the type and the style are optional</text:p>
              <text:p text:style-name="P42"><text:s/>int planet = 7;</text:p>
              <text:p text:style-name="P42"><text:s/>String event = "a disturbance in the Force";</text:p>
              <text:p text:style-name="P42"/>
              <text:p text:style-name="P42"><text:s/>String result =</text:p>
              <text:p text:style-name="P42"><text:s/>MessageFormat.format("At {1,time} on {1,date}, there was {2} on planet{0,number,integer}.", planet, new Date(), event);</text:p>
            </text:list-item>
          </text:list>
        </text:list-item>
      </text:list>
      <text:p text:style-name="P4"/>
      <text:list xml:id="list225254046132541" text:continue-numbering="true" text:style-name="L2">
        <text:list-item>
          <text:p text:style-name="P19">Out put is : At 12:30 PM on Jul 3, 2053, there was a disturbance in the Force on planet 7.</text:p>
        </text:list-item>
        <text:list-item>
          <text:p text:style-name="P43">Escape caracters in messageFormat is using single cuotes(‘) but in libgdx you just double it , for example {{0} is interpretted like <text:s/>{0} </text:p>
        </text:list-item>
      </text:list>
      <text:list xml:id="list225253868295283" text:continue-list="list1608750991" text:style-name="L3">
        <text:list-item>
          <text:p text:style-name="P31"><text:span text:style-name="T14">Formats are <text:s/></text:span><text:span text:style-name="Resaltado"><text:span text:style-name="T14">Localizable </text:span></text:span><text:span text:style-name="T14"><text:s/>, typed data like dates, numbers and times will be expressed for the specific locale</text:span></text:p>
        </text:list-item>
      </text:list>
      <text:h text:style-name="P50" text:outline-level="1">Plural Forms</text:h>
      <text:list xml:id="list225254637978134" text:continue-list="list225254046132541" text:style-name="L2">
        <text:list-item>
          <text:p text:style-name="P32">Plural forms are supported through the standard choice format provided by <text:span text:style-name="T15">MessageFormat</text:span></text:p>
          <text:p text:style-name="P40"/>
        </text:list-item>
      </text:list>
      <text:p text:style-name="P11">collectedCoins=You collected {0,choice,0#no coins|1#one coin|1&lt;{0,number,integer} coins|100&lt;hundreds of coins} along the path.</text:p>
      <text:p text:style-name="P11"/>
      <text:p text:style-name="P11">System.out.println(myBundle.format("collectedCoins", 0));</text:p>
      <text:p text:style-name="P11">System.out.println(myBundle.format("collectedCoins", 1));</text:p>
      <text:p text:style-name="P11">System.out.println(myBundle.format("collectedCoins", 32));</text:p>
      <text:p text:style-name="P11">System.out.println(myBundle.format("collectedCoins", 117));</text:p>
      <text:p text:style-name="P11"/>
      <text:p text:style-name="P14">OUTPUT: </text:p>
      <text:p text:style-name="P12"/>
      <text:p text:style-name="P12">You collected no coins along the path.</text:p>
      <text:p text:style-name="P12">You collected one coin along the path.</text:p>
      <text:p text:style-name="P12">You collected 32 coins along the path.</text:p>
      <text:p text:style-name="P12">You collected hundreds of coins along the path.</text:p>
      <text:p text:style-name="P12"/>
      <text:p text:style-name="P4"/>
      <text:p text:style-name="P4"/>
      <text:p text:style-name="P4"/>
      <text:h text:style-name="P51" text:outline-level="1">GWT Limitations and Compatibility</text:h>
      <text:list xml:id="list225254000646423" text:continue-numbering="true" text:style-name="L2">
        <text:list-item>
          <text:p text:style-name="P33">If using GWT- back end there are some limitations.</text:p>
          <text:list>
            <text:list-item>
              <text:p text:style-name="P33">Simple format</text:p>
              <text:list>
                <text:list-item>
                  <text:p text:style-name="P35"><text:span text:style-name="T18">Format's</text:span> type and <text:s/><text:span text:style-name="T18">style</text:span><text:span text:style-name="T17"> </text:span><text:s/>are not supported and cannot be used <text:span text:style-name="T19">or </text:span><text:span text:style-name="T16">IllegalArgumentException </text:span><text:span text:style-name="T4">will be thrown</text:span></text:p>
                </text:list-item>
                <text:list-item>
                  <text:p text:style-name="P37"><text:span text:style-name="T4"><text:s/></text:span><text:span text:style-name="T1">Only {index} can be used.</text:span></text:p>
                  <text:p text:style-name="P41"/>
                </text:list-item>
              </text:list>
            </text:list-item>
            <text:list-item>
              <text:p text:style-name="P34">Non localizable arguments</text:p>
              <text:list>
                <text:list-item>
                  <text:p text:style-name="P35">Formats are never localized , <text:span text:style-name="T20">arguments passed to format are converted with toString() so it doesnt mind bundle´s locale</text:span></text:p>
                </text:list-item>
              </text:list>
            </text:list-item>
          </text:list>
        </text:list-item>
      </text:list>
      <text:p text:style-name="P17"/>
      <text:list xml:id="list225253937315723" text:continue-list="list4153076791" text:style-name="WW8Num2">
        <text:list-item>
          <text:p text:style-name="P45"><text:span text:style-name="T21">I</text:span>f your application can run on both GWT and non-GWT back-ends, you should call I18NBundle.setSimpleFormat(true) when the application starts</text:p>
          <text:p text:style-name="P36">This way all subsequent invocations of the factory method createBundle will create bundles having the same behavior on all back-ends.</text:p>
        </text:list-item>
      </text:list>
      <text:h text:style-name="P50" text:outline-level="1">Multiple Bundles</text:h>
      <text:list xml:id="list225254230802019" text:continue-list="list225254000646423" text:style-name="L2">
        <text:list-item>
          <text:p text:style-name="P38">You can use multiple bundles , if your game has different levels , you can separate them in different bundles. Advantages are:</text:p>
          <text:list>
            <text:list-item>
              <text:p text:style-name="P38">Code easier to read and maintain</text:p>
            </text:list-item>
            <text:list-item>
              <text:p text:style-name="P39">Avoid huge bundles , less load in memory</text:p>
            </text:list-item>
            <text:list-item>
              <text:p text:style-name="P39">Reduce memory by loading each bundle only when you need i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gradient draw:name="Juanjo3" draw:style="axial" draw:start-color="#ffffff" draw:end-color="#cfe7f5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axial" draw:start-color="#fffdf3" draw:end-color="#cd8742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rectangular" draw:cx="50%" draw:cy="50%" draw:start="100%" draw:end="33%" draw:angle="0" draw:border="0%"/>
    <draw:marker draw:name="Arrow" svg:viewBox="0 0 20 30" svg:d="M10 0l-10 30h20z"/>
    <draw:marker draw:name="Fin_20_de_20_línea_20_1" draw:display-name="Fin de línea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Lucida Console" fo:font-family="'Lucida Console'" style:font-family-generic="modern" fo:font-size="18pt" style:font-name-asian="Times New Roman" style:font-family-asian="'Times New Roman'" style:font-family-generic-asian="roman" style:font-pitch-asian="variable" style:font-size-asian="18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Mangal2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Lucida Console" style:font-family-complex="'Lucida Console'" style:font-family-generic-complex="modern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8000"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Arial1" style:font-family-complex="Arial" style:font-family-generic-complex="swiss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style:font-name="Lucida Console" fo:font-family="'Lucida Console'" style:font-family-generic="modern"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language-asian="en" style:country-asian="GB" style:font-weight-asian="bold" style:font-name-complex="Courier New1" style:font-family-complex="'Courier New'" style:font-family-generic-complex="moder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Lucida Console" fo:font-family="'Lucida Console'" style:font-family-generic="modern" fo:font-size="20pt" style:text-underline-style="solid" style:text-underline-width="auto" style:text-underline-color="font-color" style:font-size-asian="20pt" style:font-name-complex="Lucida Console" style:font-family-complex="'Lucida Console'" style:font-family-generic-complex="modern" style:font-size-complex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name-asian="Times New Roman" style:font-family-asian="'Times New Roman'" style:font-family-generic-asian="roman" style:font-pitch-asian="variable" style:font-size-asian="10pt" style:font-size-complex="10pt"/>
    </style:style>
    <style:style style:name="Contents_20_2" style:display-name="Contents 2" style:family="paragraph" style:parent-style-name="Standard" style:next-style-name="Standard" style:class="index">
      <style:text-properties fo:font-variant="small-caps" fo:font-weight="bold" style:font-name-asian="Times New Roman" style:font-family-asian="'Times New Roman'" style:font-family-generic-asian="roman" style:font-pitch-asian="variable" style:font-weight-asian="bold" style:font-size-complex="13pt" style:language-complex="he" style:country-complex="I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ulo1" style:family="paragraph" style:parent-style-name="Standard" style:default-outline-level="1">
      <style:paragraph-properties fo:margin-left="0cm" fo:margin-right="0cm" fo:margin-top="0cm" fo:margin-bottom="0.499cm" loext:contextual-spacing="false" fo:text-align="start" style:justify-single-word="false" fo:text-indent="0cm" style:auto-text-indent="false" style:text-autospace="none" style:writing-mode="lr-tb"/>
      <style:text-properties fo:text-transform="uppercase" fo:color="#402000" style:font-name="Arial1" fo:font-family="Arial" style:font-family-generic="swiss" style:font-pitch="variable" fo:font-size="22pt" style:text-underline-style="none" fo:font-weight="bold" style:font-name-asian="Times New Roman" style:font-family-asian="'Times New Roman'" style:font-family-generic-asian="roman" style:font-pitch-asian="variable" style:font-size-asian="20pt" style:font-weight-asian="bold" style:font-name-complex="Lucida Console" style:font-family-complex="'Lucida Console'" style:font-family-generic-complex="modern" style:font-size-complex="20pt" style:font-weight-complex="bold"/>
    </style:style>
    <style:style style:name="Enumearación" style:family="paragraph" style:parent-style-name="Standard">
      <style:paragraph-properties fo:margin-top="0cm" fo:margin-bottom="0.3cm" loext:contextual-spacing="false"/>
      <style:text-properties style:font-name="Arial1" fo:font-family="Arial" style:font-family-generic="swiss" style:font-pitch="variable" fo:font-size="20pt" style:font-size-asian="20pt" style:font-size-complex="20pt"/>
    </style:style>
    <style:style style:name="Titulo2" style:family="paragraph" style:parent-style-name="Titulo1" style:default-outline-level="" style:list-style-name="">
      <style:paragraph-properties fo:margin-left="0.199cm" fo:margin-right="0cm" fo:margin-top="0cm" fo:margin-bottom="0.4cm" loext:contextual-spacing="false" fo:text-indent="0cm" style:auto-text-indent="false" style:writing-mode="lr-tb"/>
      <style:text-properties fo:text-transform="capitalize" fo:color="#803f00" fo:font-size="20pt"/>
    </style:style>
    <style:style style:name="Enumeración_20_pequeña" style:display-name="Enumeración pequeña" style:family="paragraph" style:parent-style-name="Enumearación">
      <style:text-properties fo:font-size="16pt" fo:background-color="transparent"/>
    </style:style>
    <style:style style:name="Enumeración_20_Contraste" style:display-name="Enumeración Contraste" style:family="paragraph" style:parent-style-name="Enumearación" style:list-style-name="WW8Num2">
      <loext:graphic-properties draw:fill="solid" draw:fill-color="#402000" draw:fill-image-width="0cm" draw:fill-image-height="0cm"/>
      <style:paragraph-properties fo:background-color="#402000" fo:padding="0.049cm" fo:border="0.06pt solid #402000" style:shadow="#a85300 0.101cm 0.101cm" style:writing-mode="lr-tb"/>
      <style:text-properties fo:color="#fffdf3" fo:background-color="transparent"/>
    </style:style>
    <style:style style:name="CabeceraTablaPequeña" style:family="paragraph" style:parent-style-name="Standard">
      <style:paragraph-properties fo:text-align="start" style:justify-single-word="false" style:writing-mode="lr-tb"/>
      <style:text-properties fo:color="#ffffff" style:font-name="Verdana" fo:font-family="Verdana" style:font-style-name="Normal" style:font-family-generic="swiss" style:font-pitch="variable" fo:font-size="14pt"/>
    </style:style>
    <style:style style:name="CabeceraTabla" style:family="paragraph" style:parent-style-name="Enumearación">
      <loext:graphic-properties draw:fill="none" draw:fill-color="#fff8dc"/>
      <style:paragraph-properties fo:margin-top="0.101cm" fo:margin-bottom="0.101cm" loext:contextual-spacing="false" fo:text-align="center" style:justify-single-word="false" fo:background-color="transparent" style:writing-mode="lr-tb"/>
      <style:text-properties fo:color="#fffdf3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ódigo" style:family="paragraph" style:parent-style-name="Standard" style:class="text" style:master-page-name="">
      <loext:graphic-properties draw:fill="solid" draw:fill-color="#fffdf3"/>
      <style:paragraph-properties fo:margin-left="1cm" fo:margin-right="0cm" fo:text-indent="0cm" style:auto-text-indent="false" style:page-number="auto" fo:background-color="#fffdf3" fo:padding="0.15cm" fo:border="0.06pt solid #a85300" style:shadow="none" style:writing-mode="page">
        <style:tab-stops/>
      </style:paragraph-properties>
      <style:text-properties fo:color="#402000" style:font-name="Lucida Console1" fo:font-family="'Lucida Console'" style:font-style-name="Normal" style:font-family-generic="modern" style:font-pitch="fixed" fo:font-size="16pt"/>
    </style:style>
    <style:style style:name="Terminal" style:family="paragraph" style:parent-style-name="Standard" style:class="text" style:master-page-name="">
      <loext:graphic-properties draw:fill="solid" draw:fill-color="#000000" draw:fill-gradient-name="Tango_20_Green" draw:gradient-step-count="0" draw:opacity="100%"/>
      <style:paragraph-properties fo:margin-left="0.199cm" fo:margin-right="0cm" fo:text-indent="0cm" style:auto-text-indent="false" style:page-number="auto" fo:background-color="#000000" fo:padding="0.15cm" fo:border="0.06pt solid #000000" style:shadow="none" style:writing-mode="lr-tb">
        <style:tab-stops/>
      </style:paragraph-properties>
      <style:text-properties fo:color="#3deb3d" style:font-name="Lucida Console1" fo:font-family="'Lucida Console'" style:font-style-name="Normal" style:font-family-generic="modern" style:font-pitch="fixed" fo:font-size="16pt"/>
    </style:style>
    <style:style style:name="Resumen" style:family="paragraph" style:parent-style-name="Standard" style:list-style-name="">
      <loext:graphic-properties draw:fill="solid" draw:fill-color="#ffcc99" draw:opacity="100%"/>
      <style:paragraph-properties fo:margin-left="1cm" fo:margin-right="0cm" fo:text-indent="0cm" style:auto-text-indent="false" fo:background-color="#ffcc99" fo:padding="0.049cm" fo:border="0.06pt solid #000000" style:shadow="#dcdcdc 0.101cm 0.101cm" style:writing-mode="page">
        <style:tab-stops/>
      </style:paragraph-properties>
      <style:text-properties style:font-name="Arial2" fo:font-family="Arial" style:font-style-name="Negrita" style:font-family-generic="swiss" style:font-pitch="variable" fo:font-size="20pt" fo:font-weight="normal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style:writing-mode="lr-tb"/>
    </style:style>
    <style:style style:name="Codigo_20_Cuadro_20_Flotante" style:display-name="Codigo Cuadro Flotante" style:family="paragraph" style:parent-style-name="Código" style:auto-update="true">
      <loext:graphic-properties draw:fill="solid" draw:fill-color="#fffdf3"/>
      <style:paragraph-properties fo:margin-left="0.3cm" fo:margin-right="0.3cm" fo:text-indent="0cm" style:auto-text-indent="false" fo:background-color="#fffdf3" fo:padding="0.15cm" fo:border="0.06pt solid #8b4513" style:writing-mode="page"/>
      <style:text-properties fo:color="#402000" fo:font-weight="normal" style:font-weight-asian="bold" style:font-weight-complex="bold"/>
    </style:style>
    <style:style style:name="List_20_Contents" style:display-name="List Contents" style:family="paragraph" style:parent-style-name="Standard" style:class="html"/>
    <style:style style:name="Código_20_Ejemplo_20_o_20_una_20_Línea" style:display-name="Código Ejemplo o una Línea" style:family="paragraph" style:parent-style-name="Código" style:auto-update="true">
      <style:paragraph-properties fo:margin-left="3cm" fo:margin-right="3cm" fo:margin-top="0.101cm" fo:margin-bottom="0.101cm" loext:contextual-spacing="false" fo:text-indent="0cm" style:auto-text-indent="false" fo:padding="0.499cm" fo:border="0.06pt solid #a85300" style:writing-mode="page"/>
      <style:text-properties fo:font-size="16pt"/>
    </style:style>
    <style:style style:name="Enumeración_20_Tabla" style:display-name="Enumeración Tabla" style:family="paragraph" style:parent-style-name="Enumearación">
      <style:paragraph-properties fo:margin-left="0.199cm" fo:margin-right="0cm" fo:margin-top="0.199cm" fo:margin-bottom="0.199cm" loext:contextual-spacing="false" fo:text-align="start" style:justify-single-word="false" fo:text-indent="0cm" style:auto-text-indent="false" style:writing-mode="lr-tb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Enumeración_20_resaltada" style:display-name="Enumeración resaltada" style:family="paragraph" style:parent-style-name="Enumearación">
      <loext:graphic-properties draw:fill="gradient" draw:fill-gradient-name="gradient" draw:gradient-step-count="0" draw:opacity="50%" draw:opacity-name="Transparency_20_2" draw:fill-image-width="0cm" draw:fill-image-height="0cm"/>
      <style:paragraph-properties fo:background-color="#e6c29b" fo:padding-left="0.199cm" fo:padding-right="0.199cm" fo:padding-top="0.199cm" fo:padding-bottom="0.4cm" fo:border="0.06pt solid #cfe7f5" style:shadow="none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cción" style:family="paragraph" style:parent-style-name="Titulo1" style:default-outline-level="" style:list-style-name="">
      <style:paragraph-properties fo:text-align="center" style:justify-single-word="false"/>
      <style:text-properties fo:font-size="80pt" officeooo:rsid="028b126e" style:font-size-asian="80pt" style:font-size-complex="8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Resaltado" style:family="text">
      <style:text-properties fo:color="#fffdf3" fo:font-size="20pt" fo:font-weight="normal" fo:background-color="#402000" style:font-size-asian="10.5pt"/>
    </style:style>
    <style:style style:name="Sin_20_resaltar" style:display-name="Sin resaltar" style:family="text" style:parent-style-name="Resaltado">
      <style:text-properties fo:color="#803f00" fo:background-color="transparent" loext:shadow="none"/>
    </style:style>
    <style:style style:name="Numbering_20_Symbols" style:display-name="Numbering Symbols" style:family="text"/>
    <style:style style:name="Resaltado_20_Pequeño" style:display-name="Resaltado Pequeño" style:family="text" style:parent-style-name="Resaltado">
      <style:text-properties fo:font-size="16pt" style:font-size-asian="10.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Character_5f_20_5f_style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prefix="Ejercicio Propuesto " style:num-suffix=".  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2ffe5c7"/>
    </style:style>
    <style:style style:name="MP2" style:family="paragraph" style:parent-style-name="CabeceraTablaPequeña">
      <style:text-properties fo:language="en" fo:country="GB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MT2" style:family="text">
      <style:text-properties officeooo:rsid="02f74ed0"/>
    </style:style>
    <style:style style:name="MT3" style:family="text">
      <style:text-properties fo:language="en" fo:country="G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#402000" style:dynamic-spacing="true" draw:fill="solid" draw:fill-color="#402000" draw:opacity="100%" draw:opacity-name="Transparency_20_1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6" text:anchor-type="paragraph" svg:x="0.06cm" svg:y="-0.028cm" svg:width="1.349cm" svg:height="1.499cm" draw:z-index="15"><draw:image xlink:href="Pictures/10000201000000440000004C14C3A48DBEC8A417.png" xlink:type="simple" xlink:show="embed" xlink:actuate="onLoad" loext:mime-type="image/png"/></draw:frame><text:span text:style-name="MT1"><text:tab/></text:span>IES Doctor Balmis<text:tab/>Internationalization and Localization<text:line-break/><text:tab/><text:span text:style-name="MT2">Stiudent: Teodor Vladislavov Ivanov 2 DAM A</text:span></text:p>
        <text:p text:style-name="MP2"/>
      </style:header>
      <style:footer>
        <text:p text:style-name="MP3"><draw:frame draw:style-name="Mfr2" draw:name="Marco18" text:anchor-type="char" svg:y="0.002cm" svg:width="0.42cm" svg:height="0.482cm" draw:z-index="7"><draw:text-box><text:p text:style-name="Footer"><text:span text:style-name="Page_20_Number"><text:span text:style-name="MT3"><text:page-number text:select-page="current">8</text:page-number></text:span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8:12:30.489000000</meta:creation-date>
    <meta:editing-cycles>564</meta:editing-cycles>
    <meta:editing-duration>P1DT12H43M20S</meta:editing-duration>
    <meta:generator>LibreOffice/6.0.3.2$Windows_X86_64 LibreOffice_project/8f48d515416608e3a835360314dac7e47fd0b821</meta:generator>
    <dc:date>2018-12-16T22:52:52.922000000</dc:date>
    <meta:document-statistic meta:table-count="0" meta:image-count="1" meta:object-count="0" meta:page-count="8" meta:paragraph-count="71" meta:word-count="519" meta:character-count="3558" meta:non-whitespace-character-count="3119"/>
  </office:meta>
</office:document-meta>
</file>